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l" fo:country="PL" fo:font-weight="bold" officeooo:rsid="0001c797" officeooo:paragraph-rsid="0001c797" style:font-weight-asian="bold" style:font-weight-complex="bold"/>
    </style:style>
    <style:style style:name="P2" style:family="paragraph" style:parent-style-name="Standard">
      <style:text-properties style:font-name="Arial" fo:language="pl" fo:country="PL" officeooo:rsid="0001c797" officeooo:paragraph-rsid="0001c797"/>
    </style:style>
    <style:style style:name="P3" style:family="paragraph" style:parent-style-name="Standard" style:list-style-name="L1">
      <style:text-properties style:font-name="Arial" fo:language="pl" fo:country="PL" officeooo:rsid="0001c797" officeooo:paragraph-rsid="0001c797"/>
    </style:style>
    <style:style style:name="P4" style:family="paragraph" style:parent-style-name="Standard" style:list-style-name="L1">
      <style:text-properties style:font-name="Arial" fo:language="pl" fo:country="PL" officeooo:rsid="0001c797" officeooo:paragraph-rsid="0002112e"/>
    </style:style>
    <style:style style:name="P5" style:family="paragraph" style:parent-style-name="Standard">
      <style:text-properties style:font-name="Arial" fo:language="pl" fo:country="PL" officeooo:rsid="0001c797" officeooo:paragraph-rsid="0002112e"/>
    </style:style>
    <style:style style:name="P6" style:family="paragraph" style:parent-style-name="Standard">
      <style:text-properties style:font-name="Arial" fo:language="pl" fo:country="PL" fo:font-weight="normal" officeooo:rsid="0001c797" officeooo:paragraph-rsid="0001c797" style:font-weight-asian="normal" style:font-weight-complex="normal"/>
    </style:style>
    <style:style style:name="P7" style:family="paragraph" style:parent-style-name="Standard">
      <style:text-properties style:font-name="Arial" fo:language="pl" fo:country="PL" officeooo:rsid="0002112e" officeooo:paragraph-rsid="0002112e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language="pl" fo:country="PL" fo:font-weight="bold" officeooo:rsid="0001c797" officeooo:paragraph-rsid="0001c79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1c797"/>
    </style:style>
    <style:style style:name="P10" style:family="paragraph" style:parent-style-name="Standard" style:list-style-name="L1">
      <style:text-properties officeooo:paragraph-rsid="0002112e"/>
    </style:style>
    <style:style style:name="T1" style:family="text">
      <style:text-properties style:font-name="Arial" fo:language="pl" fo:country="PL" officeooo:rsid="0001c797"/>
    </style:style>
    <style:style style:name="T2" style:family="text">
      <style:text-properties style:font-name="Arial" fo:language="pl" fo:country="PL" officeooo:rsid="0002112e"/>
    </style:style>
    <style:style style:name="T3" style:family="text">
      <style:text-properties officeooo:rsid="0002112e"/>
    </style:style>
    <style:style style:name="T4" style:family="text">
      <style:text-properties officeooo:rsid="0002da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tokół komunikacji z procesorem będącym interfejsem z pamięcią SRAM.</text:p>
      <text:p text:style-name="P2"/>
      <text:p text:style-name="P9"><text:span text:style-name="T1">Komunikacja po UART, wysyłanie odpowiednich sekwencji bajtów, które będą tworzyły całe ramki komend.</text:span></text:p>
      <text:p text:style-name="P2"/>
      <text:p text:style-name="P1">Stałe komendy komunikacji:</text:p>
      <text:p text:style-name="P9"><text:span text:style-name="T1">0x00 – START. Pierwszy bajt, który wybudzi odbiorcę wiadomości i przygotuje go na resztę informajci</text:span></text:p>
      <text:p text:style-name="P9"><text:span text:style-name="T1">0x01 – ACK. Potwierdzenie otrzymania prawidłowej wiadomości (pasuje jakieś CRC na końcu liczyć żeby potwierdzać poprzednie bajty)</text:span></text:p>
      <text:p text:style-name="P9"><text:span text:style-name="T1">0x02 – NACK. Informacja że nie otrzymano całej ramki lub checksuma się nie zgadza</text:span></text:p>
      <text:p text:style-name="P2"/>
      <text:p text:style-name="P2"/>
      <text:p text:style-name="P1">Wymagane komendy do testów:</text:p>
      <text:list xml:id="list1162913627" text:style-name="L1">
        <text:list-item>
          <text:p text:style-name="P3">Ustawienie pamięci w rózne stany (READ, WRITE, STANDBY, OUTPUT DISABLE)</text:p>
        </text:list-item>
        <text:list-item>
          <text:p text:style-name="P3">Sprawdzenie w jakim stanie jest pamięć</text:p>
        </text:list-item>
        <text:list-item>
          <text:p text:style-name="P3">Zapis danej pod adres</text:p>
        </text:list-item>
        <text:list-item>
          <text:p text:style-name="P3">Zapis danej na całą pamięć</text:p>
        </text:list-item>
        <text:list-item>
          <text:p text:style-name="P3">Odczyt danej spod adresu</text:p>
        </text:list-item>
        <text:list-item>
          <text:p text:style-name="P3">Odczyt całej pamięci po kolei</text:p>
        </text:list-item>
        <text:list-item>
          <text:p text:style-name="P10"><text:span text:style-name="T2">Sterowanie zasilaniem pamięci</text:span></text:p>
          <text:p text:style-name="P4"/>
        </text:list-item>
      </text:list>
      <text:p text:style-name="P2"/>
      <text:p text:style-name="P1">Proponowane rozwiązanie:</text:p>
      <text:p text:style-name="P6">Rozpocząć wysyłanie od 0x00, następny bajt będzie oznaczał funkcje np. 0x10 to zapis, a 0x11 odczyt. Dla obu kolejne 2 bajty będą oznaczały adres, a 3 bajt to dane.</text:p>
      <text:p text:style-name="P2"/>
      <text:p text:style-name="P2">Przykład komunikacji</text:p>
      <text:p text:style-name="P2"/>
      <text:p text:style-name="P2"/>
      <text:p text:style-name="P5">1. PC → uC <text:s text:c="4"/><text:span text:style-name="T3">0x00 | 0x10 | 0x00 | 0x05 | 0xff | .. …(coś można jakieś opcje) | Checksum</text:span></text:p>
      <text:p text:style-name="P7">([Rozpoczynam komunikację z PC, chcę zapisać bajt 0xff w miejscu 0x0005)</text:p>
      <text:p text:style-name="P5">2. uC → PC <text:s text:c="4"/><text:span text:style-name="T3">0x01 (ACL)</text:span></text:p>
      <text:p text:style-name="P5">3. uC → PC <text:s text:c="4"/><text:span text:style-name="T3">0x00 | (potwierdzam że zapisało) | ...(coś jeszcze?) … | Checksum</text:span></text:p>
      <text:p text:style-name="P5">4. PC → uC <text:s text:c="4"/><text:span text:style-name="T3">0x01 (ACK)</text:span></text:p>
      <text:p text:style-name="P5"/>
      <text:p text:style-name="P5"><text:span text:style-name="T3">Checkum to np. xor każdego bajtu po kolei, albo najprościej suma</text:span> <text:span text:style-name="T4">wszystkich bajtów</text:span></text:p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10T16:23:39.162000000</dc:date>
    <meta:editing-duration>PT5M55S</meta:editing-duration>
    <meta:editing-cycles>3</meta:editing-cycles>
    <meta:document-statistic meta:table-count="0" meta:image-count="0" meta:object-count="0" meta:page-count="1" meta:paragraph-count="24" meta:word-count="221" meta:character-count="1366" meta:non-whitespace-character-count="1155"/>
  </office:meta>
</office:document-meta>
</file>